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.009cm" fo:margin-top="0cm" fo:margin-bottom="0cm" table:align="left" style:writing-mode="lr-tb"/>
    </style:style>
    <style:style style:name="Таблица1.A" style:family="table-column">
      <style:table-column-properties style:column-width="5.49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6.484cm" fo:margin-left="0.009cm" fo:margin-top="0cm" fo:margin-bottom="0cm" table:align="left" style:writing-mode="lr-tb"/>
    </style:style>
    <style:style style:name="Таблица2.A" style:family="table-column">
      <style:table-column-properties style:column-width="5.495cm"/>
    </style:style>
    <style:style style:name="Таблица2.1" style:family="table-row">
      <style:table-row-properties style:min-row-height="0.794cm"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2" style:family="table-row">
      <style:table-row-properties fo:keep-together="auto"/>
    </style:style>
    <style:style style:name="Таблица2.3" style:family="table-row">
      <style:table-row-properties fo:keep-together="auto"/>
    </style:style>
    <style:style style:name="Таблица2.4" style:family="table-row">
      <style:table-row-properties fo:keep-together="auto"/>
    </style:style>
    <style:style style:name="Таблица3" style:family="table">
      <style:table-properties style:width="16.484cm" fo:margin-left="0.009cm" fo:margin-top="0cm" fo:margin-bottom="0cm" table:align="left" style:writing-mode="lr-tb"/>
    </style:style>
    <style:style style:name="Таблица3.A" style:family="table-column">
      <style:table-column-properties style:column-width="3.26cm"/>
    </style:style>
    <style:style style:name="Таблица3.B" style:family="table-column">
      <style:table-column-properties style:column-width="3.201cm"/>
    </style:style>
    <style:style style:name="Таблица3.C" style:family="table-column">
      <style:table-column-properties style:column-width="3.272cm"/>
    </style:style>
    <style:style style:name="Таблица3.D" style:family="table-column">
      <style:table-column-properties style:column-width="3.265cm"/>
    </style:style>
    <style:style style:name="Таблица3.E" style:family="table-column">
      <style:table-column-properties style:column-width="3.48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6.484cm" fo:margin-left="0.009cm" fo:margin-top="0cm" fo:margin-bottom="0cm" table:align="left" style:writing-mode="lr-tb"/>
    </style:style>
    <style:style style:name="Таблица4.A" style:family="table-column">
      <style:table-column-properties style:column-width="8.241cm"/>
    </style:style>
    <style:style style:name="Таблица4.B" style:family="table-column">
      <style:table-column-properties style:column-width="8.243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5" style:family="table">
      <style:table-properties style:width="16.484cm" fo:margin-left="0.009cm" fo:margin-top="0cm" fo:margin-bottom="0cm" table:align="left" style:writing-mode="lr-tb"/>
    </style:style>
    <style:style style:name="Таблица5.A" style:family="table-column">
      <style:table-column-properties style:column-width="16.484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line-height="150%" fo:text-indent="1.249cm" style:auto-text-indent="false"/>
    </style:style>
    <style:style style:name="P4" style:family="paragraph" style:parent-style-name="Standard">
      <style:paragraph-properties fo:line-height="100%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Aptos" fo:font-size="12pt" fo:language="ru" fo:country="RU" style:letter-kerning="true" style:font-name-asian="Aptos1" style:font-size-asian="12pt" style:language-asian="en" style:country-asian="US" style:font-name-complex="F" style:font-size-complex="12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4pt" fo:language="ru" fo:country="RU" style:letter-kerning="true" style:font-name-asian="Aptos1" style:font-size-asian="14pt" style:language-asian="en" style:country-asian="US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4pt" fo:language="en" fo:country="US" style:letter-kerning="true" style:font-name-asian="Aptos1" style:font-size-asian="14pt" style:language-asian="en" style:country-asian="US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line-height="100%"/>
      <style:text-properties style:font-name="Times New Roman" style:font-name-complex="Times New Roman1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style:font-name-complex="Times New Roman1"/>
    </style:style>
    <style:style style:name="P10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Aptos" fo:font-size="12pt" fo:language="ru" fo:country="RU" officeooo:paragraph-rsid="000c3277" style:letter-kerning="true" style:font-name-asian="Aptos1" style:font-size-asian="12pt" style:language-asian="en" style:country-asian="US" style:font-name-complex="F" style:font-size-complex="12pt" style:language-complex="ar" style:country-complex="SA"/>
    </style:style>
    <style:style style:name="P11" style:family="paragraph" style:parent-style-name="Standard">
      <style:paragraph-properties fo:line-height="100%" fo:text-align="center" style:justify-single-word="false" fo:text-indent="1.249cm" style:auto-text-indent="false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fo:line-height="150%" fo:text-indent="1.249cm" style:auto-text-indent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14" style:family="paragraph" style:parent-style-name="Standard">
      <style:paragraph-properties fo:line-height="150%" fo:text-indent="1.249cm" style:auto-text-indent="false"/>
      <style:text-properties style:font-name="Times New Roman" fo:font-size="14pt" style:font-size-asian="14pt" style:font-name-complex="Times New Roman1" style:font-size-complex="14pt"/>
    </style:style>
    <style:style style:name="P15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Aptos" fo:font-size="12pt" fo:language="ru" fo:country="RU" style:letter-kerning="true" style:font-name-asian="Aptos1" style:font-size-asian="12pt" style:language-asian="en" style:country-asian="US" style:font-name-complex="F" style:font-size-complex="12pt" style:language-complex="ar" style:country-complex="SA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P17" style:family="paragraph" style:parent-style-name="Standard">
      <style:paragraph-properties fo:line-height="150%" fo:text-align="center" style:justify-single-word="false"/>
    </style:style>
    <style:style style:name="P18" style:family="paragraph" style:parent-style-name="Standard">
      <style:paragraph-properties fo:line-height="150%" fo:text-align="justify" style:justify-single-word="false" loext:word-spacing-minimum="75%" loext:word-spacing-maximum="133%"/>
    </style:style>
    <style:style style:name="P19" style:family="paragraph" style:parent-style-name="Standard">
      <style:paragraph-properties fo:line-height="150%" fo:text-align="justify" style:justify-single-word="false" loext:word-spacing-minimum="75%" loext:word-spacing-maximum="133%"/>
      <style:text-properties style:font-name="Times New Roman" fo:font-size="14pt" fo:language="en" fo:country="US" style:font-size-asian="14pt" style:font-name-complex="Times New Roman1" style:font-size-complex="14pt"/>
    </style:style>
    <style:style style:name="P20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Times New Roman" fo:font-size="14pt" fo:language="en" fo:country="US" style:letter-kerning="true" style:font-name-asian="Aptos1" style:font-size-asian="14pt" style:language-asian="en" style:country-asian="US" style:font-name-complex="Times New Roman1" style:font-size-complex="14pt" style:language-complex="ar" style:country-complex="SA"/>
    </style:style>
    <style:style style:name="P21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2" style:family="paragraph" style:parent-style-name="Standard">
      <style:paragraph-properties fo:line-height="100%" fo:text-align="center" style:justify-single-word="false"/>
      <style:text-properties style:font-name="Times New Roman" fo:language="en" fo:country="US" style:font-name-complex="Times New Roman1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4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language="en" fo:country="US" officeooo:rsid="000c3277" style:font-size-asian="14pt" style:font-name-complex="Times New Roman1" style:font-size-complex="14pt"/>
    </style:style>
    <style:style style:name="T6" style:family="text">
      <style:text-properties style:font-name="Times New Roman" style:font-name-complex="Times New Roman1"/>
    </style:style>
    <style:style style:name="T7" style:family="text">
      <style:text-properties style:font-name="Times New Roman" fo:language="en" fo:country="US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одуль 1 Задание 1</text:span><text:span text:style-name="T1"/></text:p>
      <text:p text:style-name="P2" loext:marker-style-name="T1"/>
      <text:p text:style-name="P3" loext:marker-style-name="T2"><text:span text:style-name="T2">Задание выполнено с помощью </text:span><text:span text:style-name="T3">network</text:span><text:span text:style-name="T2">, путем создания и настройки интерфейсов в каталогах, соответствующих им через файлы: </text:span><text:span text:style-name="T3">options</text:span><text:span text:style-name="T2">, </text:span><text:span text:style-name="T3">ipv</text:span><text:span text:style-name="T2">4</text:span><text:span text:style-name="T3">address</text:span><text:span text:style-name="T2">, </text:span><text:span text:style-name="T3">ipv</text:span><text:span text:style-name="T2">4</text:span><text:span text:style-name="T3">route</text:span><text:span text:style-name="T2">, </text:span><text:span text:style-name="T3">resolv</text:span><text:span text:style-name="T2">.</text:span><text:span text:style-name="T3">conf</text:span><text:span text:style-name="T2">. </text:span><text:span text:style-name="T3">IP</text:span><text:span text:style-name="T2"> адресация приведена в таблице (см. таблица 1).</text:span></text:p>
      <text:p text:style-name="P4" loext:marker-style-name="T2"/>
      <table:table table:name="Таблица1" table:style-name="Таблица1">
        <table:table-column table:style-name="Таблица1.A" table:number-columns-repeated="3"/>
        <table:table-row table:style-name="Таблица1.1">
          <table:table-cell table:style-name="Таблица1.A1" office:value-type="string">
            <text:p text:style-name="P5" loext:marker-style-name="T1"><text:span text:style-name="T1">Имя устройства</text:span><text:span text:style-name="T1"/></text:p>
          </table:table-cell>
          <table:table-cell table:style-name="Таблица1.A1" office:value-type="string">
            <text:p text:style-name="P5" loext:marker-style-name="T1"><text:span text:style-name="T4">IP-</text:span><text:span text:style-name="T1">Адрес</text:span></text:p>
          </table:table-cell>
          <table:table-cell table:style-name="Таблица1.A1" office:value-type="string">
            <text:p text:style-name="P5" loext:marker-style-name="T1"><text:span text:style-name="T1">Шлюз по умолчанию</text:span><text:span text:style-name="T1"/></text:p>
          </table:table-cell>
        </table:table-row>
        <table:table-row table:style-name="Таблица1.1">
          <table:table-cell table:style-name="Таблица1.A1" office:value-type="string">
            <text:p text:style-name="P5" loext:marker-style-name="T3"><text:span text:style-name="T3">isp.au-team.irpo</text:span><text:span text:style-name="T3"/></text:p>
          </table:table-cell>
          <table:table-cell table:style-name="Таблица1.A1" office:value-type="string">
            <text:p text:style-name="P5" loext:marker-style-name="T3"><text:span text:style-name="T3">DHCP</text:span><text:span text:style-name="T3"/></text:p>
          </table:table-cell>
          <table:table-cell table:style-name="Таблица1.A1" office:value-type="string">
            <text:p text:style-name="P5" loext:marker-style-name="T3"><text:span text:style-name="T3">DHCP</text:span><text:span text:style-name="T3"/></text:p>
          </table:table-cell>
        </table:table-row>
        <table:table-row table:style-name="Таблица1.1">
          <table:table-cell table:style-name="Таблица1.A1" office:value-type="string">
            <text:p text:style-name="P6" loext:marker-style-name="T2"/>
          </table:table-cell>
          <table:table-cell table:style-name="Таблица1.A1" office:value-type="string">
            <text:p text:style-name="P5" loext:marker-style-name="T3"><text:span text:style-name="T3">172.16.</text:span><text:span text:style-name="T5">1</text:span><text:span text:style-name="T3">.1/28</text:span></text:p>
          </table:table-cell>
          <table:table-cell table:style-name="Таблица1.A1" office:value-type="string">
            <text:p text:style-name="P5" loext:marker-style-name="T2"><text:span text:style-name="T2">-</text:span><text:span text:style-name="T2"/></text:p>
          </table:table-cell>
        </table:table-row>
        <table:table-row table:style-name="Таблица1.1">
          <table:table-cell table:style-name="Таблица1.A1" office:value-type="string">
            <text:p text:style-name="P6" loext:marker-style-name="T2"/>
          </table:table-cell>
          <table:table-cell table:style-name="Таблица1.A1" office:value-type="string">
            <text:p text:style-name="P5" loext:marker-style-name="T2"><text:span text:style-name="T2">172.16.</text:span><text:span text:style-name="T5">2</text:span><text:span text:style-name="T2">.1.28</text:span></text:p>
          </table:table-cell>
          <table:table-cell table:style-name="Таблица1.A1" office:value-type="string">
            <text:p text:style-name="P5" loext:marker-style-name="T2"><text:span text:style-name="T2">-</text:span><text:span text:style-name="T2"/></text:p>
          </table:table-cell>
        </table:table-row>
        <table:table-row table:style-name="Таблица1.1">
          <table:table-cell table:style-name="Таблица1.A1" office:value-type="string">
            <text:p text:style-name="P5" loext:marker-style-name="T3"><text:span text:style-name="T3">hq-rtr.au-team.irpo</text:span><text:span text:style-name="T3"/></text:p>
          </table:table-cell>
          <table:table-cell table:style-name="Таблица1.A1" office:value-type="string">
            <text:p text:style-name="P5" loext:marker-style-name="T3"><text:span text:style-name="T3">172.16.</text:span><text:span text:style-name="T5">1</text:span><text:span text:style-name="T3">.2/28</text:span></text:p>
          </table:table-cell>
          <table:table-cell table:style-name="Таблица1.A1" office:value-type="string">
            <text:p text:style-name="P5" loext:marker-style-name="T3"><text:span text:style-name="T3">172.16.</text:span><text:span text:style-name="T5">1</text:span><text:span text:style-name="T3">.1</text:span></text:p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3"/>
          </table:table-cell>
          <table:table-cell table:style-name="Таблица1.A1" office:value-type="string">
            <text:p text:style-name="P5" loext:marker-style-name="T3"><text:span text:style-name="T3">192.168.10</text:span><text:span text:style-name="T5">0</text:span><text:span text:style-name="T3">.1/27</text:span></text:p>
          </table:table-cell>
          <table:table-cell table:style-name="Таблица1.A1" office:value-type="string">
            <text:p text:style-name="P5" loext:marker-style-name="T3"><text:span text:style-name="T3">-</text:span><text:span text:style-name="T3"/></text:p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3"/>
          </table:table-cell>
          <table:table-cell table:style-name="Таблица1.A1" office:value-type="string">
            <text:p text:style-name="P5" loext:marker-style-name="T3"><text:span text:style-name="T3">192.168.20</text:span><text:span text:style-name="T5">0</text:span><text:span text:style-name="T3">.65/28</text:span></text:p>
          </table:table-cell>
          <table:table-cell table:style-name="Таблица1.A1" office:value-type="string">
            <text:p text:style-name="P5" loext:marker-style-name="T3"><text:span text:style-name="T3">-</text:span><text:span text:style-name="T3"/></text:p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3"/>
          </table:table-cell>
          <table:table-cell table:style-name="Таблица1.A1" office:value-type="string">
            <text:p text:style-name="P5" loext:marker-style-name="T3"><text:span text:style-name="T3">192.168.99.91/29</text:span><text:span text:style-name="T3"/></text:p>
          </table:table-cell>
          <table:table-cell table:style-name="Таблица1.A1" office:value-type="string">
            <text:p text:style-name="P5" loext:marker-style-name="T3"><text:span text:style-name="T3">-</text:span><text:span text:style-name="T3"/></text:p>
          </table:table-cell>
        </table:table-row>
        <table:table-row table:style-name="Таблица1.1">
          <table:table-cell table:style-name="Таблица1.A1" office:value-type="string">
            <text:p text:style-name="P5" loext:marker-style-name="T3"><text:span text:style-name="T3">hq-srv.au-team.irpo</text:span><text:span text:style-name="T3"/></text:p>
          </table:table-cell>
          <table:table-cell table:style-name="Таблица1.A1" office:value-type="string">
            <text:p text:style-name="P5" loext:marker-style-name="T3"><text:span text:style-name="T3">192.168.10</text:span><text:span text:style-name="T5">0</text:span><text:span text:style-name="T3">.2/27</text:span></text:p>
          </table:table-cell>
          <table:table-cell table:style-name="Таблица1.A1" office:value-type="string">
            <text:p text:style-name="P5" loext:marker-style-name="T3"><text:span text:style-name="T3">192.168.10</text:span><text:span text:style-name="T5">0</text:span><text:span text:style-name="T3">.1</text:span></text:p>
          </table:table-cell>
        </table:table-row>
        <table:table-row table:style-name="Таблица1.1">
          <table:table-cell table:style-name="Таблица1.A1" office:value-type="string">
            <text:p text:style-name="P5" loext:marker-style-name="T3"><text:span text:style-name="T3">hq-cli.au-team.irpo</text:span><text:span text:style-name="T3"/></text:p>
          </table:table-cell>
          <table:table-cell table:style-name="Таблица1.A1" office:value-type="string">
            <text:p text:style-name="P5" loext:marker-style-name="T3"><text:span text:style-name="T3">DHCP: 192.168.20</text:span><text:span text:style-name="T5">0</text:span><text:span text:style-name="T3">.66/28</text:span></text:p>
          </table:table-cell>
          <table:table-cell table:style-name="Таблица1.A1" office:value-type="string">
            <text:p text:style-name="P5" loext:marker-style-name="T3"><text:span text:style-name="T3">DHCP: 192.168.20</text:span><text:span text:style-name="T5">0</text:span><text:span text:style-name="T3">.65</text:span></text:p>
          </table:table-cell>
        </table:table-row>
        <table:table-row table:style-name="Таблица1.1">
          <table:table-cell table:style-name="Таблица1.A1" office:value-type="string">
            <text:p text:style-name="P5" loext:marker-style-name="T3"><text:span text:style-name="T3">br-rtr.au-team.irpo</text:span><text:span text:style-name="T3"/></text:p>
          </table:table-cell>
          <table:table-cell table:style-name="Таблица1.A1" office:value-type="string">
            <text:p text:style-name="P5" loext:marker-style-name="T3"><text:span text:style-name="T2">172.16.</text:span><text:span text:style-name="T5">2</text:span><text:span text:style-name="T2">.2</text:span><text:span text:style-name="T3">/28</text:span></text:p>
          </table:table-cell>
          <table:table-cell table:style-name="Таблица1.A1" office:value-type="string">
            <text:p text:style-name="P5" loext:marker-style-name="T3"><text:span text:style-name="T3">172.16.</text:span><text:span text:style-name="T5">2</text:span><text:span text:style-name="T3">.1</text:span></text:p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3"/>
          </table:table-cell>
          <table:table-cell table:style-name="Таблица1.A1" office:value-type="string">
            <text:p text:style-name="P5" loext:marker-style-name="T3"><text:span text:style-name="T3">192.168.3.1/</text:span><text:span text:style-name="T5">28</text:span></text:p>
          </table:table-cell>
          <table:table-cell table:style-name="Таблица1.A1" office:value-type="string">
            <text:p text:style-name="P5" loext:marker-style-name="T3"><text:span text:style-name="T3">-</text:span><text:span text:style-name="T3"/></text:p>
          </table:table-cell>
        </table:table-row>
        <table:table-row table:style-name="Таблица1.1">
          <table:table-cell table:style-name="Таблица1.A1" office:value-type="string">
            <text:p text:style-name="P5" loext:marker-style-name="T3"><text:span text:style-name="T3">br-srv.au-team.irpo</text:span><text:span text:style-name="T3"/></text:p>
          </table:table-cell>
          <table:table-cell table:style-name="Таблица1.A1" office:value-type="string">
            <text:p text:style-name="P5" loext:marker-style-name="T3"><text:span text:style-name="T3">192.168.3.2/28</text:span></text:p>
          </table:table-cell>
          <table:table-cell table:style-name="Таблица1.A1" office:value-type="string">
            <text:p text:style-name="P5" loext:marker-style-name="T3"><text:span text:style-name="T3">192.168.3.1</text:span></text:p>
          </table:table-cell>
        </table:table-row>
      </table:table>
      <text:p text:style-name="P8" loext:marker-style-name="T6"/>
      <text:p text:style-name="P1" loext:marker-style-name="T6"><text:span text:style-name="T6">Таблица 1. </text:span><text:span text:style-name="T7">IP</text:span><text:span text:style-name="T6"> Адресация устройств</text:span></text:p>
      <text:p text:style-name="P9" loext:marker-style-name="T6"/>
      <text:p text:style-name="P1" loext:marker-style-name="T1"><text:span text:style-name="T1">Модуль 1 Задание 4</text:span><text:span text:style-name="T1"/></text:p>
      <text:p text:style-name="P2" loext:marker-style-name="T1"/>
      <text:p text:style-name="P3" loext:marker-style-name="T2"><text:span text:style-name="T2">Задание выполнено с помощью </text:span><text:span text:style-name="T3">network</text:span><text:span text:style-name="T2">, путем создания и настройки виртуального коммутатора в каталогах - соответствующих </text:span><text:span text:style-name="T3">VLAN</text:span><text:span text:style-name="T2"> через файлы: </text:span><text:span text:style-name="T3">options</text:span><text:span text:style-name="T2">, </text:span><text:span text:style-name="T3">ipv</text:span><text:span text:style-name="T2">4</text:span><text:span text:style-name="T3">address</text:span><text:span text:style-name="T2">. Указаны </text:span><text:span text:style-name="T3">VID</text:span><text:span text:style-name="T2"> – (</text:span><text:span text:style-name="T3">VLAN</text:span><text:span text:style-name="T2"> </text:span><text:span text:style-name="T3">ID</text:span><text:span text:style-name="T2">) для каждого </text:span><text:span text:style-name="T3">VLAN</text:span><text:span text:style-name="T2">, <text:s/></text:span><text:span text:style-name="T3">IP</text:span><text:span text:style-name="T2"> адресация и </text:span><text:span text:style-name="T3">VLAN</text:span><text:span text:style-name="T2"> интерфейсы приведена в таблице (см. таблица 2).</text:span></text:p>
      <table:table table:name="Таблица2" table:style-name="Таблица2">
        <table:table-column table:style-name="Таблица2.A" table:number-columns-repeated="3"/>
        <text:soft-page-break/>
        <table:table-row table:style-name="Таблица2.1">
          <table:table-cell table:style-name="Таблица2.A1" office:value-type="string">
            <text:p text:style-name="P5" loext:marker-style-name="T1"><text:span text:style-name="T1">Имя устройства</text:span><text:span text:style-name="T1"/></text:p>
          </table:table-cell>
          <table:table-cell table:style-name="Таблица2.A1" office:value-type="string">
            <text:p text:style-name="P5" loext:marker-style-name="T1"><text:span text:style-name="T4">IP-</text:span><text:span text:style-name="T1">Адрес</text:span></text:p>
          </table:table-cell>
          <table:table-cell table:style-name="Таблица2.A1" office:value-type="string">
            <text:p text:style-name="P5" loext:marker-style-name="T1"><text:span text:style-name="T1">Интерфейс</text:span><text:span text:style-name="T1"/></text:p>
          </table:table-cell>
        </table:table-row>
        <table:table-row table:style-name="Таблица2.2">
          <table:table-cell table:style-name="Таблица2.A1" office:value-type="string">
            <text:p text:style-name="P5" loext:marker-style-name="T3"><text:span text:style-name="T3">hq-rtr.au-team.irpo</text:span><text:span text:style-name="T3"/></text:p>
          </table:table-cell>
          <table:table-cell table:style-name="Таблица2.A1" office:value-type="string">
            <text:p text:style-name="P5" loext:marker-style-name="T3"><text:span text:style-name="T3">192.168.10</text:span><text:span text:style-name="T5">0</text:span><text:span text:style-name="T3">.1/27</text:span></text:p>
          </table:table-cell>
          <table:table-cell table:style-name="Таблица2.A1" office:value-type="string">
            <text:p text:style-name="P5" loext:marker-style-name="T3"><text:span text:style-name="T3">Enp7s</text:span><text:span text:style-name="T5">2.100</text:span></text:p>
          </table:table-cell>
        </table:table-row>
        <table:table-row table:style-name="Таблица2.3">
          <table:table-cell table:style-name="Таблица2.A1" office:value-type="string">
            <text:p text:style-name="P7" loext:marker-style-name="T3"/>
          </table:table-cell>
          <table:table-cell table:style-name="Таблица2.A1" office:value-type="string">
            <text:p text:style-name="P5" loext:marker-style-name="T3"><text:span text:style-name="T3">192.168.20</text:span><text:span text:style-name="T5">0</text:span><text:span text:style-name="T3">.65/28</text:span></text:p>
          </table:table-cell>
          <table:table-cell table:style-name="Таблица2.A1" office:value-type="string">
            <text:p text:style-name="P10" loext:marker-style-name="T3"><text:span text:style-name="T3">Enp7s</text:span><text:span text:style-name="T5">2.200</text:span></text:p>
          </table:table-cell>
        </table:table-row>
        <table:table-row table:style-name="Таблица2.4">
          <table:table-cell table:style-name="Таблица2.A1" office:value-type="string">
            <text:p text:style-name="P7" loext:marker-style-name="T3"/>
          </table:table-cell>
          <table:table-cell table:style-name="Таблица2.A1" office:value-type="string">
            <text:p text:style-name="P5" loext:marker-style-name="T3"><text:span text:style-name="T3">192.168.99.91/29</text:span><text:span text:style-name="T3"/></text:p>
          </table:table-cell>
          <table:table-cell table:style-name="Таблица2.A1" office:value-type="string">
            <text:p text:style-name="P10" loext:marker-style-name="T3"><text:span text:style-name="T3">Enp7s</text:span><text:span text:style-name="T5">2.999</text:span></text:p>
          </table:table-cell>
        </table:table-row>
      </table:table>
      <text:p text:style-name="P9" loext:marker-style-name="T6"/>
      <text:p text:style-name="P1" loext:marker-style-name="T6"><text:span text:style-name="T6">Таблица 2. </text:span><text:span text:style-name="T7">IP</text:span><text:span text:style-name="T6"> адресация и интерфейсы виртуального коммутатора</text:span></text:p>
      <text:p text:style-name="P9" loext:marker-style-name="T6"/>
      <text:p text:style-name="P1" loext:marker-style-name="T4"><text:span text:style-name="T1">Модуль 1 Задание </text:span><text:span text:style-name="T4">6</text:span></text:p>
      <text:p text:style-name="P3" loext:marker-style-name="T2"><text:span text:style-name="T2">Задание выполнено с помощью </text:span><text:span text:style-name="T3">network</text:span><text:span text:style-name="T2">, путем создания и настройки туннеля в каталогах </text:span><text:span text:style-name="T3">gre</text:span><text:span text:style-name="T2">1, через файлы </text:span><text:span text:style-name="T3">options</text:span><text:span text:style-name="T2">, </text:span><text:span text:style-name="T3">ipv</text:span><text:span text:style-name="T2">4</text:span><text:span text:style-name="T3">address</text:span><text:span text:style-name="T2">. Указаны </text:span><text:span text:style-name="T3">TUNREMOTE</text:span><text:span text:style-name="T2">, </text:span><text:span text:style-name="T3">TUNTYPE</text:span><text:span text:style-name="T2">, </text:span><text:span text:style-name="T3">TYPE</text:span><text:span text:style-name="T2">, </text:span><text:span text:style-name="T3">TUNLOCAL</text:span><text:span text:style-name="T2">, </text:span><text:span text:style-name="T3">TUNOPTIONS</text:span><text:span text:style-name="T2"> для каждого </text:span><text:span text:style-name="T3">GRE</text:span><text:span text:style-name="T2"> туннеля на обоих машинах, <text:s/>Параметры туннеля приведены в таблице (см. таблица 3).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5" loext:marker-style-name="T1"><text:span text:style-name="T1">Имя устройства</text:span><text:span text:style-name="T1"/></text:p>
          </table:table-cell>
          <table:table-cell table:style-name="Таблица3.A1" office:value-type="string">
            <text:p text:style-name="P5" loext:marker-style-name="T1"><text:span text:style-name="T1">Имя туннеля</text:span><text:span text:style-name="T1"/></text:p>
          </table:table-cell>
          <table:table-cell table:style-name="Таблица3.A1" office:value-type="string">
            <text:p text:style-name="P5" loext:marker-style-name="T4"><text:span text:style-name="T1">Локальный IP</text:span><text:span text:style-name="T4"/></text:p>
          </table:table-cell>
          <table:table-cell table:style-name="Таблица3.A1" office:value-type="string">
            <text:p text:style-name="P5" loext:marker-style-name="T4"><text:span text:style-name="T1">Удаленный IP</text:span><text:span text:style-name="T4"/></text:p>
          </table:table-cell>
          <table:table-cell table:style-name="Таблица3.A1" office:value-type="string">
            <text:p text:style-name="P5" loext:marker-style-name="T4"><text:span text:style-name="T1">Виртуальный IP туннеля</text:span><text:span text:style-name="T4"/></text:p>
          </table:table-cell>
        </table:table-row>
        <table:table-row table:style-name="Таблица3.1">
          <table:table-cell table:style-name="Таблица3.A1" office:value-type="string">
            <text:p text:style-name="P5" loext:marker-style-name="T3"><text:span text:style-name="T3">HQ-RTR</text:span><text:span text:style-name="T3"/></text:p>
          </table:table-cell>
          <table:table-cell table:style-name="Таблица3.A1" office:value-type="string">
            <text:p text:style-name="P5" loext:marker-style-name="T3"><text:span text:style-name="T3">gre1</text:span><text:span text:style-name="T3"/></text:p>
          </table:table-cell>
          <table:table-cell table:style-name="Таблица3.A1" office:value-type="string">
            <text:p text:style-name="P5" loext:marker-style-name="T3"><text:span text:style-name="T3">172.16.</text:span><text:span text:style-name="T5">1</text:span><text:span text:style-name="T3">.</text:span><text:span text:style-name="T5">2</text:span></text:p>
          </table:table-cell>
          <table:table-cell table:style-name="Таблица3.A1" office:value-type="string">
            <text:p text:style-name="P5" loext:marker-style-name="T3"><text:span text:style-name="T3">172.16.</text:span><text:span text:style-name="T5">2</text:span><text:span text:style-name="T3">.2</text:span></text:p>
          </table:table-cell>
          <table:table-cell table:style-name="Таблица3.A1" office:value-type="string">
            <text:p text:style-name="P5" loext:marker-style-name="T3"><text:span text:style-name="T3">10.10.0.1/30</text:span><text:span text:style-name="T3"/></text:p>
          </table:table-cell>
        </table:table-row>
        <table:table-row table:style-name="Таблица3.1">
          <table:table-cell table:style-name="Таблица3.A1" office:value-type="string">
            <text:p text:style-name="P5" loext:marker-style-name="T3"><text:span text:style-name="T3">BR-RTR</text:span><text:span text:style-name="T3"/></text:p>
          </table:table-cell>
          <table:table-cell table:style-name="Таблица3.A1" office:value-type="string">
            <text:p text:style-name="P5" loext:marker-style-name="T3"><text:span text:style-name="T3">gre1</text:span><text:span text:style-name="T3"/></text:p>
          </table:table-cell>
          <table:table-cell table:style-name="Таблица3.A1" office:value-type="string">
            <text:p text:style-name="P5" loext:marker-style-name="T3"><text:span text:style-name="T3">172.16.</text:span><text:span text:style-name="T5">2</text:span><text:span text:style-name="T3">.</text:span><text:span text:style-name="T5">2</text:span></text:p>
          </table:table-cell>
          <table:table-cell table:style-name="Таблица3.A1" office:value-type="string">
            <text:p text:style-name="P5" loext:marker-style-name="T3"><text:span text:style-name="T3">172.16.</text:span><text:span text:style-name="T5">1</text:span><text:span text:style-name="T3">.2</text:span></text:p>
          </table:table-cell>
          <table:table-cell table:style-name="Таблица3.A1" office:value-type="string">
            <text:p text:style-name="P5" loext:marker-style-name="T3"><text:span text:style-name="T3">10.10.0.2/30</text:span><text:span text:style-name="T3"/></text:p>
          </table:table-cell>
        </table:table-row>
      </table:table>
      <text:p text:style-name="P11" loext:marker-style-name="T2"/>
      <text:p text:style-name="P1" loext:marker-style-name="T6"><text:span text:style-name="T6">Таблица </text:span><text:span text:style-name="T7">3</text:span><text:span text:style-name="T6">. Параметры </text:span><text:span text:style-name="T7">GRE </text:span><text:span text:style-name="T6">туннеля.</text:span></text:p>
      <text:p text:style-name="P2" loext:marker-style-name="T1"/>
      <text:p text:style-name="P1" loext:marker-style-name="T4"><text:span text:style-name="T1">Модуль 1 Задание 7</text:span><text:span text:style-name="T4"/></text:p>
      <text:p text:style-name="P12" loext:marker-style-name="T4"/>
      <text:p text:style-name="P3" loext:marker-style-name="T2"><text:span text:style-name="T2">Задание выполнено с помощью </text:span><text:span text:style-name="T3">FR</text:span><text:span text:style-name="T2"> </text:span><text:span text:style-name="T3">ROUTER</text:span><text:span text:style-name="T2">, через пакет </text:span><text:span text:style-name="T3">frr</text:span><text:span text:style-name="T2">. Динамическая маршрутизация настроена с помощью протокола </text:span><text:span text:style-name="T3">OSPF</text:span><text:span text:style-name="T2"> и защищена парольной защитой – </text:span><text:span text:style-name="T3">P</text:span><text:span text:style-name="T2">@</text:span><text:span text:style-name="T3">ssw</text:span><text:span text:style-name="T2">0</text:span><text:span text:style-name="T3">rd</text:span><text:span text:style-name="T2">. Конфигурация </text:span><text:span text:style-name="T3">FRR </text:span><text:span text:style-name="T2">приведена в таблице</text:span><text:span text:style-name="T3"> </text:span><text:span text:style-name="T2">(см. таблица </text:span><text:span text:style-name="T3">4</text:span><text:span text:style-name="T2">).</text:span></text:p>
      <text:p text:style-name="P13" loext:marker-style-name="T3"/>
      <text:p text:style-name="P13" loext:marker-style-name="T3"/>
      <text:p text:style-name="P14" loext:marker-style-name="T2"/>
      <table:table table:name="Таблица4" table:style-name="Таблица4">
        <table:table-column table:style-name="Таблица4.A"/>
        <table:table-column table:style-name="Таблица4.B"/>
        <text:soft-page-break/>
        <table:table-row table:style-name="Таблица4.1">
          <table:table-cell table:style-name="Таблица4.A1" office:value-type="string">
            <text:p text:style-name="P5" loext:marker-style-name="T1"><text:span text:style-name="T1">Конфигурация </text:span><text:span text:style-name="T4">frr</text:span><text:span text:style-name="T1"> на </text:span><text:span text:style-name="T4">HQ</text:span><text:span text:style-name="T1">-</text:span><text:span text:style-name="T4">RTR</text:span></text:p>
          </table:table-cell>
          <table:table-cell table:style-name="Таблица4.A1" office:value-type="string">
            <text:p text:style-name="P5" loext:marker-style-name="T1"><text:span text:style-name="T1">Конфигурация </text:span><text:span text:style-name="T4">frr</text:span><text:span text:style-name="T1"> на BR-</text:span><text:span text:style-name="T4">RTR</text:span></text:p>
          </table:table-cell>
        </table:table-row>
        <table:table-row table:style-name="Таблица4.1">
          <table:table-cell table:style-name="Таблица4.A1" office:value-type="string">
            <text:p text:style-name="P15" loext:marker-style-name="T3"><text:span text:style-name="T3">Current configuration:</text:span><text:span text:style-name="T3"/></text:p>
            <text:p text:style-name="P15" loext:marker-style-name="T3"><text:span text:style-name="T3">!</text:span><text:span text:style-name="T3"/></text:p>
            <text:p text:style-name="P15" loext:marker-style-name="T3"><text:span text:style-name="T3">frr version 9.0.2</text:span><text:span text:style-name="T3"/></text:p>
            <text:p text:style-name="P15" loext:marker-style-name="T3"><text:span text:style-name="T3">frr defaults traditional</text:span><text:span text:style-name="T3"/></text:p>
            <text:p text:style-name="P15" loext:marker-style-name="T3"><text:span text:style-name="T3">hostname hq-rtr.au-team.irpo</text:span><text:span text:style-name="T3"/></text:p>
            <text:p text:style-name="P15" loext:marker-style-name="T3"><text:span text:style-name="T3">log file /var/log/frr/frr.log</text:span><text:span text:style-name="T3"/></text:p>
            <text:p text:style-name="P15" loext:marker-style-name="T3"><text:span text:style-name="T3">no ipv6 forwarding</text:span><text:span text:style-name="T3"/></text:p>
            <text:p text:style-name="P15" loext:marker-style-name="T3"><text:span text:style-name="T3">!</text:span><text:span text:style-name="T3"/></text:p>
            <text:p text:style-name="P15" loext:marker-style-name="T3"><text:span text:style-name="T3">interface gre1</text:span><text:span text:style-name="T3"/></text:p>
            <text:p text:style-name="P15" loext:marker-style-name="T3"><text:span text:style-name="T3"><text:s/>ip ospf authentication</text:span><text:span text:style-name="T3"/></text:p>
            <text:p text:style-name="P15" loext:marker-style-name="T3"><text:span text:style-name="T3"><text:s/>ip ospf authentication-key </text:span><text:span text:style-name="T5">P@ssw0rd</text:span></text:p>
            <text:p text:style-name="P15" loext:marker-style-name="T3"><text:span text:style-name="T3"><text:s/>ip ospf network broadcast</text:span><text:span text:style-name="T3"/></text:p>
            <text:p text:style-name="P15" loext:marker-style-name="T3"><text:span text:style-name="T3"><text:s/>no ip ospf passive</text:span><text:span text:style-name="T3"/></text:p>
            <text:p text:style-name="P15" loext:marker-style-name="T3"><text:span text:style-name="T3">exit</text:span><text:span text:style-name="T3"/></text:p>
            <text:p text:style-name="P15" loext:marker-style-name="T3"><text:span text:style-name="T3">!</text:span><text:span text:style-name="T3"/></text:p>
            <text:p text:style-name="P15" loext:marker-style-name="T3"><text:span text:style-name="T3">router ospf</text:span><text:span text:style-name="T3"/></text:p>
            <text:p text:style-name="P15" loext:marker-style-name="T3"><text:span text:style-name="T3"><text:s/>ospf router-id 172.16.</text:span><text:span text:style-name="T5">1</text:span><text:span text:style-name="T3">.1</text:span></text:p>
            <text:p text:style-name="P15" loext:marker-style-name="T3"><text:span text:style-name="T3"><text:s/>network 10.10.0.0/30 area 0</text:span><text:span text:style-name="T3"/></text:p>
            <text:p text:style-name="P15" loext:marker-style-name="T3"><text:span text:style-name="T3"><text:s/>network 192.168.10</text:span><text:span text:style-name="T5">0</text:span><text:span text:style-name="T3">.0/27 area 0</text:span></text:p>
            <text:p text:style-name="P15" loext:marker-style-name="T3"><text:span text:style-name="T3"><text:s/>network 192.168.20</text:span><text:span text:style-name="T5">0</text:span><text:span text:style-name="T3">.64/28 area 0</text:span></text:p>
            <text:p text:style-name="P15" loext:marker-style-name="T3"><text:span text:style-name="T3"><text:s/>network 192.168.99.88/29 area 0</text:span><text:span text:style-name="T3"/></text:p>
            <text:p text:style-name="P15" loext:marker-style-name="T3"><text:span text:style-name="T3"><text:s/>area 0 authentication</text:span><text:span text:style-name="T3"/></text:p>
            <text:p text:style-name="P15" loext:marker-style-name="T3"><text:span text:style-name="T3">exit</text:span><text:span text:style-name="T3"/></text:p>
            <text:p text:style-name="P15" loext:marker-style-name="T3"><text:span text:style-name="T3">!</text:span><text:span text:style-name="T3"/></text:p>
            <text:p text:style-name="P15" loext:marker-style-name="T2"><text:span text:style-name="T2">end</text:span><text:span text:style-name="T2"/></text:p>
          </table:table-cell>
          <table:table-cell table:style-name="Таблица4.A1" office:value-type="string">
            <text:p text:style-name="P15" loext:marker-style-name="T3"><text:span text:style-name="T3">Current configuration:</text:span><text:span text:style-name="T3"/></text:p>
            <text:p text:style-name="P15" loext:marker-style-name="T3"><text:span text:style-name="T3">!</text:span><text:span text:style-name="T3"/></text:p>
            <text:p text:style-name="P15" loext:marker-style-name="T3"><text:span text:style-name="T3">frr version 9.0.2</text:span><text:span text:style-name="T3"/></text:p>
            <text:p text:style-name="P15" loext:marker-style-name="T3"><text:span text:style-name="T3">frr defaults traditional</text:span><text:span text:style-name="T3"/></text:p>
            <text:p text:style-name="P15" loext:marker-style-name="T3"><text:span text:style-name="T3">hostname br-rtr.au-team.irpo</text:span><text:span text:style-name="T3"/></text:p>
            <text:p text:style-name="P15" loext:marker-style-name="T3"><text:span text:style-name="T3">log file /var/log/frr/frr.log</text:span><text:span text:style-name="T3"/></text:p>
            <text:p text:style-name="P15" loext:marker-style-name="T3"><text:span text:style-name="T3">no ipv6 forwarding</text:span><text:span text:style-name="T3"/></text:p>
            <text:p text:style-name="P15" loext:marker-style-name="T3"><text:span text:style-name="T3">!</text:span><text:span text:style-name="T3"/></text:p>
            <text:p text:style-name="P15" loext:marker-style-name="T3"><text:span text:style-name="T3">interface gre1</text:span><text:span text:style-name="T3"/></text:p>
            <text:p text:style-name="P15" loext:marker-style-name="T3"><text:span text:style-name="T3"><text:s/>ip ospf authentication</text:span><text:span text:style-name="T3"/></text:p>
            <text:p text:style-name="P15" loext:marker-style-name="T3"><text:span text:style-name="T3"><text:s/>ip ospf authentication-key </text:span><text:span text:style-name="T5">P@ssw0rd</text:span></text:p>
            <text:p text:style-name="P15" loext:marker-style-name="T3"><text:span text:style-name="T3"><text:s/>ip ospf network broadcast</text:span><text:span text:style-name="T3"/></text:p>
            <text:p text:style-name="P15" loext:marker-style-name="T3"><text:span text:style-name="T3"><text:s/>no ip ospf passive</text:span><text:span text:style-name="T3"/></text:p>
            <text:p text:style-name="P15" loext:marker-style-name="T3"><text:span text:style-name="T3">exit</text:span><text:span text:style-name="T3"/></text:p>
            <text:p text:style-name="P15" loext:marker-style-name="T3"><text:span text:style-name="T3">!</text:span><text:span text:style-name="T3"/></text:p>
            <text:p text:style-name="P15" loext:marker-style-name="T3"><text:span text:style-name="T3">router ospf</text:span><text:span text:style-name="T3"/></text:p>
            <text:p text:style-name="P15" loext:marker-style-name="T3"><text:span text:style-name="T3"><text:s/>ospf router-id 172.16.</text:span><text:span text:style-name="T5">2.1</text:span></text:p>
            <text:p text:style-name="P15" loext:marker-style-name="T3"><text:span text:style-name="T3"><text:s/>network 10.10.0.0/30 area 0</text:span><text:span text:style-name="T3"/></text:p>
            <text:p text:style-name="P15" loext:marker-style-name="T3"><text:span text:style-name="T3"><text:s/>network 192.168.3.0/28 area 0</text:span></text:p>
            <text:p text:style-name="P15" loext:marker-style-name="T3"><text:span text:style-name="T3"><text:s/>area 0 authentication</text:span><text:span text:style-name="T3"/></text:p>
            <text:p text:style-name="P15" loext:marker-style-name="T2"><text:span text:style-name="T2">exit</text:span><text:span text:style-name="T2"/></text:p>
            <text:p text:style-name="P15" loext:marker-style-name="T2"><text:span text:style-name="T2">!</text:span><text:span text:style-name="T2"/></text:p>
            <text:p text:style-name="P15" loext:marker-style-name="T2"><text:span text:style-name="T2">end</text:span><text:span text:style-name="T2"/></text:p>
          </table:table-cell>
        </table:table-row>
      </table:table>
      <text:p text:style-name="P14" loext:marker-style-name="T2"/>
      <text:p text:style-name="P1" loext:marker-style-name="T6"><text:span text:style-name="T6">Таблица 4. Конфигурация </text:span><text:span text:style-name="T7">FRR</text:span><text:span text:style-name="T6"> на </text:span><text:span text:style-name="T7">HQ</text:span><text:span text:style-name="T6">-</text:span><text:span text:style-name="T7">RTR</text:span><text:span text:style-name="T6"> и </text:span><text:span text:style-name="T7">BR</text:span><text:span text:style-name="T6">-</text:span><text:span text:style-name="T7">RTR</text:span></text:p>
      <text:p text:style-name="P16" loext:marker-style-name="T4"/>
      <text:p text:style-name="P17" loext:marker-style-name="T4"><text:soft-page-break/><text:span text:style-name="T1">Модуль 1 Задание </text:span><text:span text:style-name="T4">9</text:span></text:p>
      <text:p text:style-name="P12" loext:marker-style-name="T4"/>
      <text:p text:style-name="P18" loext:marker-style-name="T3"><text:span text:style-name="T2">Задание было выполнено с помощью настройки </text:span><text:span text:style-name="T3">DHCP</text:span><text:span text:style-name="T2"> сервера через пакет </text:span><text:span text:style-name="T3">dhcp</text:span><text:span text:style-name="T2">-</text:span><text:span text:style-name="T3">server</text:span><text:span text:style-name="T2"> (</text:span><text:span text:style-name="T3">dhcpd</text:span><text:span text:style-name="T2">). </text:span><text:span text:style-name="T3">DHCP</text:span><text:span text:style-name="T2"> сервер успешно работает и раздал для </text:span><text:span text:style-name="T3">HQ</text:span><text:span text:style-name="T2">-</text:span><text:span text:style-name="T3">CLI</text:span><text:span text:style-name="T2"> </text:span><text:span text:style-name="T3">IP</text:span><text:span text:style-name="T2">-Адрес - 192.168.20.66. Настроенная конфигурация из /etc/dhcp/dhcpd.conf приведена в таблице (см. таблица 5).</text:span></text:p>
      <text:p text:style-name="P19" loext:marker-style-name="T3"/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P5" loext:marker-style-name="T1"><text:span text:style-name="T1">Конфигурация DHCP (dhcpd) сервера с </text:span><text:span text:style-name="T4">HQ</text:span><text:span text:style-name="T1">-</text:span><text:span text:style-name="T4">RTR</text:span></text:p>
          </table:table-cell>
        </table:table-row>
        <table:table-row table:style-name="Таблица5.1">
          <table:table-cell table:style-name="Таблица5.A1" office:value-type="string">
            <text:p text:style-name="P15" loext:marker-style-name="T3"><text:span text:style-name="T3">subnet 192.168.2</text:span><text:span text:style-name="T5">0</text:span><text:span text:style-name="T3">0.64 netmask 255.255.255.240 {</text:span></text:p>
            <text:p text:style-name="P15" loext:marker-style-name="T3"><text:span text:style-name="T3"><text:s text:c="8"/>option routers <text:s text:c="17"/>192.168.20</text:span><text:span text:style-name="T5">0</text:span><text:span text:style-name="T3">.65;</text:span></text:p>
            <text:p text:style-name="P15" loext:marker-style-name="T3"><text:span text:style-name="T3"><text:s text:c="8"/>option subnet-mask <text:s text:c="13"/>255.255.255.240;</text:span><text:span text:style-name="T3"/></text:p>
            <text:p text:style-name="P20" loext:marker-style-name="T3"/>
            <text:p text:style-name="P15" loext:marker-style-name="T3"><text:span text:style-name="T3"><text:s text:c="8"/>option domain-name <text:s text:c="13"/>"au-team.irpo";</text:span><text:span text:style-name="T3"/></text:p>
            <text:p text:style-name="P15" loext:marker-style-name="T3"><text:span text:style-name="T3"><text:s text:c="8"/>option domain-name-servers <text:s text:c="5"/>192.168.10</text:span><text:span text:style-name="T5">0</text:span><text:span text:style-name="T3">.2;</text:span></text:p>
            <text:p text:style-name="P20" loext:marker-style-name="T3"/>
            <text:p text:style-name="P15" loext:marker-style-name="T3"><text:span text:style-name="T3"><text:s text:c="8"/>range dynamic-bootp 192.168.20</text:span><text:span text:style-name="T5">0</text:span><text:span text:style-name="T3">.66 192.168.20</text:span><text:span text:style-name="T5">0</text:span><text:span text:style-name="T3">.78;</text:span></text:p>
            <text:p text:style-name="P15" loext:marker-style-name="T3"><text:span text:style-name="T3"><text:s text:c="8"/>default-lease-time 600;</text:span><text:span text:style-name="T3"/></text:p>
            <text:p text:style-name="P15" loext:marker-style-name="T3"><text:span text:style-name="T3"><text:s text:c="8"/>max-lease-time 7200;</text:span><text:span text:style-name="T3"/></text:p>
            <text:p text:style-name="P15" loext:marker-style-name="T2"><text:span text:style-name="T2">}</text:span><text:span text:style-name="T2"/></text:p>
          </table:table-cell>
        </table:table-row>
      </table:table>
      <text:p text:style-name="P21" loext:marker-style-name="T2"/>
      <text:p text:style-name="P1" loext:marker-style-name="T6"><text:span text:style-name="T6">Таблица 5. Конфигурация DHCP сервера с </text:span><text:span text:style-name="T7">HQ</text:span><text:span text:style-name="T6">-</text:span><text:span text:style-name="T7">RTR</text:span></text:p>
      <text:p text:style-name="P22" loext:marker-style-name="T7"/>
      <text:p text:style-name="P22" loext:marker-style-name="T7"/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" loext:marker-style-name="T4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Aptos" fo:font-family="Aptos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Aptos" fo:font-family="Aptos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Richard Chrikin</meta:initial-creator>
    <meta:editing-cycles>33</meta:editing-cycles>
    <meta:creation-date>2025-06-24T09:54:00</meta:creation-date>
    <dc:date>2025-12-10T10:49:39.311422900</dc:date>
    <meta:editing-duration>PT1H17M40S</meta:editing-duration>
    <meta:generator>LibreOffice/25.8.3.2$Windows_X86_64 LibreOffice_project/8ca8d55c161d602844f5428fa4b58097424e324e</meta:generator>
    <meta:document-statistic meta:table-count="5" meta:image-count="0" meta:object-count="0" meta:page-count="4" meta:paragraph-count="133" meta:word-count="449" meta:character-count="3532" meta:non-whitespace-character-count="3090"/>
    <meta:user-defined meta:name="AppVersion">16.0000</meta:user-defined>
    <meta:template xlink:type="simple" xlink:actuate="onRequest" xlink:title="Normal.dotm" xlink:href=""/>
  </office:meta>
</office:document-meta>
</file>